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Next-Regular" svg:font-family="AvenirNext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9.081cm"/>
    </style:style>
    <style:style style:name="co4" style:family="table-column">
      <style:table-column-properties fo:break-before="auto" style:column-width="7.851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3.141cm" fo:break-before="auto" style:use-optimal-row-height="false"/>
    </style:style>
    <style:style style:name="ro4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venirNext-Regular" style:font-size-asian="11pt" style:language-asian="en" style:country-asian="US" style:font-style-asian="normal" style:font-weight-asian="normal" style:font-name-complex="AvenirNext-Regular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etchType</text:p>
          </table:table-cell>
          <table:table-cell table:style-name="ce1" office:value-type="string">
            <text:p>JoinType</text:p>
          </table:table-cell>
          <table:table-cell table:style-name="ce1" office:value-type="string">
            <text:p>findAllPersons()</text:p>
          </table:table-cell>
          <table:table-cell table:style-name="ce1" office:value-type="string">
            <text:p>findAllPersons().get(0).getAddress().getCity()</text:p>
          </table:table-cell>
        </table:table-row>
        <table:table-row table:style-name="ro2">
          <table:table-cell office:value-type="string">
            <text:p>Lazy</text:p>
          </table:table-cell>
          <table:table-cell office:value-type="string">
            <text:p>Join </text:p>
          </table:table-cell>
          <table:table-cell office:value-type="string">
            <text:p>Select person.* from person join address</text:p>
          </table:table-cell>
          <table:table-cell office:value-type="string">
            <text:p>Select * from address where address_id = 1</text:p>
          </table:table-cell>
        </table:table-row>
        <table:table-row table:style-name="ro3">
          <table:table-cell office:value-type="string">
            <text:p>Eager</text:p>
          </table:table-cell>
          <table:table-cell/>
          <table:table-cell table:style-name="ce2" office:value-type="string">
            <text:p><text:span text:style-name="T1">Select person.* from person join address</text:span></text:p>
            <text:p><text:span text:style-name="T1"/></text:p>
            <text:p><text:span text:style-name="T1">Select * from address where address_id = 1</text:span></text:p>
            <text:p><text:span text:style-name="T1">Select * from address where address_id = 2</text:span></text:p>
            <text:p><text:span text:style-name="T1">Select * from address where address_id = 3</text:span></text:p>
            <text:p><text:span text:style-name="T1"/>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Lazy/Eager</text:p>
          </table:table-cell>
          <table:table-cell office:value-type="string">
            <text:p>Join Fetch</text:p>
          </table:table-cell>
          <table:table-cell office:value-type="string">
            <text:p>Select person.*, <text:span text:style-name="T2">address.*</text:span> <text:s/>from person join address</text:p>
          </table:table-cell>
          <table:table-cell office:value-type="string">
            <text:p>Non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Next-Regular" svg:font-family="AvenirNext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2.05.2019</text:date>, <text:time>13:3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21:13</meta:creation-date>
    <dc:date>2019-05-02T13:38:40</dc:date>
    <meta:editing-duration>PT17M31S</meta:editing-duration>
    <meta:editing-cycles>2</meta:editing-cycles>
    <meta:generator>OpenOffice/4.1.1$Unix OpenOffice.org_project/411m6$Build-9775</meta:generator>
    <meta:document-statistic meta:table-count="3" meta:cell-count="15" meta:object-count="0"/>
  </office:meta>
</office:document-meta>
</file>